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5.228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8.987cm"/>
    </style:style>
    <style:style style:name="co9" style:family="table-column">
      <style:table-column-properties fo:break-before="auto" style:column-width="35.907cm"/>
    </style:style>
    <style:style style:name="co10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br de lig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pérateurs</text:p>
          </table:table-cell>
          <table:table-cell office:value-type="string" calcext:value-type="string">
            <text:p>Opérandes</text:p>
          </table:table-cell>
          <table:table-cell/>
        </table:table-row>
        <table:table-row table:style-name="ro1">
          <table:table-cell office:value-type="string" calcext:value-type="string">
            <text:p>mots clés (int, void, if, for, return)</text:p>
          </table:table-cell>
          <table:table-cell office:value-type="string" calcext:value-type="string">
            <text:p>nom d’identificateurs et constantes (iqsort0, swap, a, n, i, j, 0,1)</text:p>
          </table:table-cell>
          <table:table-cell/>
        </table:table-row>
        <table:table-row table:style-name="ro1">
          <table:table-cell office:value-type="string" calcext:value-type="string">
            <text:p>signes de ponctuations( (), [], :, ;, =, ≤, ++, +, -, &lt;, , , {}*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érateurs distinct</text:p>
          </table:table-cell>
          <table:table-cell office:value-type="string" calcext:value-type="string">
            <text:p>Opérandes distincte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ombre opérateur</text:p>
          </table:table-cell>
          <table:table-cell office:value-type="string" calcext:value-type="string">
            <text:p>nombre opérand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vocabulaire du programme</text:p>
          </table:table-cell>
          <table:table-cell office:value-type="string" calcext:value-type="string">
            <text:p>longueur du programme</text:p>
          </table:table-cell>
          <table:table-cell/>
        </table:table-row>
        <table:table-row table:style-name="ro1">
          <table:table-cell table:formula="of:=[.A6]+[.B6]" office:value-type="float" office:value="28" calcext:value-type="float">
            <text:p>28</text:p>
          </table:table-cell>
          <table:table-cell table:formula="of:=[.A8]+[.B8]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table:formula="of:=[.B10]*LOG([.A10];2)" office:value-type="float" office:value="456.698717595472" calcext:value-type="float">
            <text:p>456,698717595472</text:p>
          </table:table-cell>
          <table:table-cell table:formula="of:=([.A6]/2)*([.B8]/[.B6])" office:value-type="float" office:value="45" calcext:value-type="float">
            <text:p>45</text:p>
          </table:table-cell>
          <table:table-cell table:formula="of:=[.B12]*[.A12]" office:value-type="float" office:value="20551.4422917963" calcext:value-type="float">
            <text:p>20551,442291796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éponse a la question 7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Le fait que la distinction entre opérateurs et opérandes soit difficile à déterminer rend ces mesures subjectives. Pour être valide selon la Théorie de la Mesure, une mesure doit préserver les relations empiriques.</text:p>
          </table:table-cell>
          <table:table-cell table:number-columns-repeated="2"/>
        </table:table-row>
      </table:table>
      <table:table table:name="CFG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1:47:09.6766941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1:28.940384496</meta:creation-date>
    <meta:generator>LibreOffice/24.2.7.2$Linux_X86_64 LibreOffice_project/420$Build-2</meta:generator>
    <meta:editing-duration>PT19M13S</meta:editing-duration>
    <meta:editing-cycles>6</meta:editing-cycles>
    <dc:date>2025-10-15T11:55:04.962600772</dc:date>
    <meta:document-statistic meta:table-count="3" meta:cell-count="37" meta:object-count="0"/>
  </office:meta>
</office:document-meta>
</file>